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ff950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0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QUIVO INSUMO DE TESTES</text:span> </text:p>
      <text:p text:style-name="Standard"/>
      <text:p text:style-name="Standard"/>
      <text:p text:style-name="P2">SEM CAMPO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10:50:24.61</meta:creation-date>
    <meta:editing-cycles>2</meta:editing-cycles>
    <meta:editing-duration>PT6M38S</meta:editing-duration>
    <dc:description>Arquivo para ser usando em testes.</dc:description>
    <meta:keyword>Teste</meta:keyword>
    <meta:keyword>JRimum</meta:keyword>
    <dc:subject>Caso de teste</dc:subject>
    <dc:title>Arquivo para insumo em testes</dc:title>
    <meta:generator>BrOffice/3.3$Win32 LibreOffice_project/330m19$Build-8</meta:generator>
    <dc:date>2011-09-23T11:26:19.68</dc:date>
    <meta:document-statistic meta:table-count="0" meta:image-count="0" meta:object-count="0" meta:page-count="1" meta:paragraph-count="2" meta:word-count="6" meta:character-count="38"/>
    <dc:creator>Gilmar P.S.L.</dc:creator>
  </office:meta>
</office:document-meta>
</file>